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tab/><text:tab/></text:p>
      <text:p text:style-name="Standard"/>
      <text:p text:style-name="Standard"/>
      <text:p text:style-name="Standard">для 7 задачи </text:p>
      <text:p text:style-name="P1">tl <text:span text:style-name="T2">это какая-то константа умножить на </text:span>n logn <text:s text:c="3"/><text:span text:style-name="T2">(*3)</text:span></text:p>
      <text:p text:style-name="Standard"><text:s/>выберем начаольное значение <text:span text:style-name="T1">tl. </text:span><text:span text:style-name="T2">т.е сколько операций можно сделать</text:span></text:p>
      <text:p text:style-name="Standard"><text:span text:style-name="T2">делаем сплит</text:span></text:p>
      <text:p text:style-name="Standard"><text:span text:style-name="T2">потом к </text:span><text:span text:style-name="T1">q_sort </text:span><text:span text:style-name="T2">но у нас осталось </text:span><text:span text:style-name="T1">tl-n</text:span><text:span text:style-name="T2">+1 так как сплит отнимает </text:span><text:span text:style-name="T1">n-1</text:span></text:p>
      <text:p text:style-name="P2">если <text:span text:style-name="T1">tl&lt;=0 </text:span></text:p>
      <text:p text:style-name="P2">то запускаем <text:span text:style-name="T1">heap_sort </text:span>на уже оттспличенных частя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Чернов</meta:initial-creator>
    <meta:creation-date>2016-10-26T16:30:18.94</meta:creation-date>
    <meta:document-statistic meta:table-count="0" meta:image-count="0" meta:object-count="0" meta:page-count="1" meta:paragraph-count="8" meta:word-count="45" meta:character-count="274"/>
    <dc:date>2016-10-26T16:38:04.87</dc:date>
    <dc:creator>Андрей Чернов</dc:creator>
    <meta:editing-duration>PT7M52S</meta:editing-duration>
    <meta:editing-cycles>1</meta:editing-cycles>
    <meta:generator>OpenOffice/4.1.1$Win32 OpenOffice.org_project/411m6$Build-9775</meta:generator>
  </office:meta>
</office:document-meta>
</file>